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fo:font-size="11pt" officeooo:rsid="000cce02" officeooo:paragraph-rsid="000cce02" style:font-size-asian="11pt" style:font-size-complex="11pt"/>
    </style:style>
    <style:style style:name="P2" style:family="paragraph" style:parent-style-name="Text_20_body">
      <style:text-properties style:font-name="arial" fo:font-size="11pt" style:font-size-asian="11pt" style:font-size-complex="11pt"/>
    </style:style>
    <style:style style:name="P3" style:family="paragraph" style:parent-style-name="Text_20_body">
      <style:text-properties style:font-name="arial" fo:font-size="11pt" officeooo:paragraph-rsid="00124628" style:font-size-asian="11pt" style:font-size-complex="11pt"/>
    </style:style>
    <style:style style:name="P4" style:family="paragraph" style:parent-style-name="Text_20_body">
      <style:paragraph-properties fo:text-align="justify" style:justify-single-word="false"/>
      <style:text-properties style:font-name="arial" fo:font-size="11pt" officeooo:paragraph-rsid="00164a74" style:font-size-asian="11pt" style:font-size-complex="11pt"/>
    </style:style>
    <style:style style:name="P5" style:family="paragraph" style:parent-style-name="Text_20_body">
      <style:paragraph-properties fo:text-align="justify" style:justify-single-word="false"/>
      <style:text-properties style:font-name="arial" fo:font-size="11pt" officeooo:rsid="00164a74" officeooo:paragraph-rsid="00164a74" style:font-size-asian="11pt" style:font-size-complex="11pt"/>
    </style:style>
    <style:style style:name="P6" style:family="paragraph" style:parent-style-name="Text_20_body">
      <style:paragraph-properties fo:text-align="justify" style:justify-single-word="false"/>
      <style:text-properties style:font-name="arial" fo:font-size="11pt" officeooo:rsid="00195336" officeooo:paragraph-rsid="00196498" style:font-size-asian="11pt" style:font-size-complex="11pt"/>
    </style:style>
    <style:style style:name="P7" style:family="paragraph" style:parent-style-name="Text_20_body">
      <style:paragraph-properties fo:text-align="justify" style:justify-single-word="false"/>
      <style:text-properties style:font-name="arial" fo:font-size="11pt" officeooo:rsid="0019ff08" officeooo:paragraph-rsid="0019ff08" style:font-size-asian="11pt" style:font-size-complex="11pt"/>
    </style:style>
    <style:style style:name="P8" style:family="paragraph" style:parent-style-name="Text_20_body">
      <style:paragraph-properties fo:text-align="justify" style:justify-single-word="false"/>
      <style:text-properties style:font-name="arial" fo:font-size="11pt" officeooo:rsid="001af0e1" officeooo:paragraph-rsid="001af0e1" style:font-size-asian="11pt" style:font-size-complex="11pt"/>
    </style:style>
    <style:style style:name="P9" style:family="paragraph" style:parent-style-name="Text_20_body">
      <style:paragraph-properties fo:text-align="justify" style:justify-single-word="false"/>
      <style:text-properties style:font-name="arial" fo:font-size="11pt" officeooo:rsid="001cf642" officeooo:paragraph-rsid="001e74d6" style:font-size-asian="11pt" style:font-size-complex="11pt"/>
    </style:style>
    <style:style style:name="P10" style:family="paragraph" style:parent-style-name="Text_20_body">
      <style:paragraph-properties fo:text-align="justify" style:justify-single-word="false"/>
      <style:text-properties style:font-name="arial" fo:font-size="11pt" officeooo:rsid="00217c9f" officeooo:paragraph-rsid="00217c9f" style:font-size-asian="11pt" style:font-size-complex="11pt"/>
    </style:style>
    <style:style style:name="P11" style:family="paragraph" style:parent-style-name="Text_20_body">
      <style:paragraph-properties fo:text-align="justify" style:justify-single-word="false"/>
      <style:text-properties style:font-name="arial" fo:font-size="11pt" officeooo:rsid="0025cc12" officeooo:paragraph-rsid="0025cc12" style:font-size-asian="11pt" style:font-size-complex="11pt"/>
    </style:style>
    <style:style style:name="P12" style:family="paragraph" style:parent-style-name="Text_20_body">
      <style:paragraph-properties fo:text-align="justify" style:justify-single-word="false"/>
      <style:text-properties style:font-name="arial" fo:font-size="11pt" officeooo:rsid="002a7a6e" officeooo:paragraph-rsid="002b77b2" style:font-size-asian="11pt" style:font-size-complex="11pt"/>
    </style:style>
    <style:style style:name="P13" style:family="paragraph" style:parent-style-name="Text_20_body">
      <style:paragraph-properties fo:text-align="justify" style:justify-single-word="false"/>
      <style:text-properties style:font-name="arial" fo:font-size="11pt" officeooo:rsid="002b77b2" officeooo:paragraph-rsid="002b77b2" style:font-size-asian="11pt" style:font-size-complex="11pt"/>
    </style:style>
    <style:style style:name="P14" style:family="paragraph" style:parent-style-name="Text_20_body">
      <style:paragraph-properties fo:text-align="justify" style:justify-single-word="false"/>
      <style:text-properties style:font-name="arial" fo:font-size="11pt" fo:font-weight="bold" officeooo:rsid="002e7d51" officeooo:paragraph-rsid="002e7d51"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style:font-name="arial" fo:font-size="11pt" fo:font-weight="normal" officeooo:rsid="002e7d51" officeooo:paragraph-rsid="002e7d51"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style:font-name="arial" fo:font-size="11pt" fo:font-weight="normal" officeooo:rsid="003205a9" officeooo:paragraph-rsid="0035e268" style:font-size-asian="11pt" style:font-weight-asian="normal" style:font-size-complex="11pt" style:font-weight-complex="normal"/>
    </style:style>
    <style:style style:name="P17" style:family="paragraph" style:parent-style-name="Text_20_body">
      <style:text-properties officeooo:rsid="000cce02" officeooo:paragraph-rsid="0027653f"/>
    </style:style>
    <style:style style:name="P18" style:family="paragraph" style:parent-style-name="Heading_20_3">
      <style:paragraph-properties fo:text-align="justify" style:justify-single-word="false"/>
      <style:text-properties style:font-name="arial" fo:font-size="11pt" style:font-size-asian="11pt" style:font-size-complex="11pt"/>
    </style:style>
    <style:style style:name="P19" style:family="paragraph" style:parent-style-name="Heading_20_4">
      <style:paragraph-properties fo:text-align="justify" style:justify-single-word="false"/>
      <style:text-properties style:font-name="arial" fo:font-size="11pt" fo:font-weight="bold" officeooo:rsid="003205a9" officeooo:paragraph-rsid="0035e268" style:font-size-asian="11pt" style:font-weight-asian="bold" style:font-size-complex="11pt" style:font-weight-complex="bold"/>
    </style:style>
    <style:style style:name="P20" style:family="paragraph" style:parent-style-name="Text_20_body">
      <style:paragraph-properties fo:text-align="justify" style:justify-single-word="false"/>
      <style:text-properties style:font-name="arial" fo:font-size="11pt" fo:font-weight="normal" officeooo:rsid="0038ff1a" officeooo:paragraph-rsid="0038ff1a"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arial" fo:font-size="11pt" fo:font-weight="normal" officeooo:rsid="003d1459" officeooo:paragraph-rsid="003d1459" style:font-size-asian="11pt" style:font-weight-asian="normal" style:font-size-complex="11pt" style:font-weight-complex="normal"/>
    </style:style>
    <style:style style:name="P22" style:family="paragraph" style:parent-style-name="Text_20_body">
      <style:paragraph-properties fo:text-align="justify" style:justify-single-word="false"/>
      <style:text-properties style:font-name="arial" fo:font-size="11pt" fo:font-weight="normal" officeooo:rsid="003f4cbb" officeooo:paragraph-rsid="003f4cbb"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arial" fo:font-size="11pt" fo:font-weight="normal" officeooo:rsid="003f4cbb" officeooo:paragraph-rsid="003f4cbb"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style:font-name="arial" fo:font-size="11pt" fo:font-weight="normal" officeooo:rsid="0038ff1a" officeooo:paragraph-rsid="0038ff1a"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style:font-name="arial" fo:font-size="11pt" fo:font-weight="normal" officeooo:rsid="003205a9" officeooo:paragraph-rsid="004c1e1d"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arial" fo:font-size="11pt" fo:font-weight="normal" officeooo:rsid="004dcfd3" officeooo:paragraph-rsid="004dcfd3" style:font-size-asian="11pt" style:font-weight-asian="normal" style:font-size-complex="11pt" style:font-weight-complex="normal"/>
    </style:style>
    <style:style style:name="P27" style:family="paragraph" style:parent-style-name="Text_20_body">
      <style:paragraph-properties fo:text-align="justify" style:justify-single-word="false"/>
      <style:text-properties style:font-name="arial" fo:font-size="11pt" fo:font-weight="normal" officeooo:rsid="0051260c" officeooo:paragraph-rsid="00533da3" style:font-size-asian="11pt" style:font-weight-asian="normal" style:font-size-complex="11pt" style:font-weight-complex="normal"/>
    </style:style>
    <style:style style:name="P28" style:family="paragraph" style:parent-style-name="Text_20_body">
      <style:paragraph-properties fo:text-align="justify" style:justify-single-word="false"/>
      <style:text-properties style:font-name="arial" fo:font-size="11pt" fo:font-weight="normal" officeooo:rsid="005361c6" officeooo:paragraph-rsid="0055fbda" style:font-size-asian="11pt" style:font-weight-asian="normal" style:font-size-complex="11pt" style:font-weight-complex="normal"/>
    </style:style>
    <style:style style:name="P29" style:family="paragraph" style:parent-style-name="Text_20_body">
      <style:paragraph-properties fo:text-align="justify" style:justify-single-word="false"/>
      <style:text-properties style:font-name="arial" fo:font-size="11pt" fo:font-weight="normal" officeooo:rsid="005fdb65" officeooo:paragraph-rsid="005fdb65" style:font-size-asian="11pt" style:font-weight-asian="normal" style:font-size-complex="11pt" style:font-weight-complex="normal"/>
    </style:style>
    <style:style style:name="P30" style:family="paragraph" style:parent-style-name="Text_20_body">
      <style:paragraph-properties fo:text-align="justify" style:justify-single-word="false"/>
      <style:text-properties style:font-name="arial" fo:font-size="11pt" fo:font-weight="normal" officeooo:rsid="005fdb65" officeooo:paragraph-rsid="00625635" style:font-size-asian="11pt" style:font-weight-asian="normal" style:font-size-complex="11pt" style:font-weight-complex="normal"/>
    </style:style>
    <style:style style:name="P31" style:family="paragraph" style:parent-style-name="Text_20_body">
      <style:paragraph-properties fo:text-align="justify" style:justify-single-word="false"/>
      <style:text-properties style:font-name="arial" fo:font-size="11pt" fo:font-weight="normal" officeooo:rsid="0063cd97" officeooo:paragraph-rsid="0063cd97" style:font-size-asian="11pt" style:font-weight-asian="normal" style:font-size-complex="11pt" style:font-weight-complex="normal"/>
    </style:style>
    <style:style style:name="P32" style:family="paragraph" style:parent-style-name="Text_20_body">
      <style:paragraph-properties fo:text-align="justify" style:justify-single-word="false"/>
      <style:text-properties style:font-name="arial" fo:font-size="11pt" fo:font-weight="normal" officeooo:rsid="0063cd97" officeooo:paragraph-rsid="0066ff10"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style:font-name="arial" fo:font-size="11pt" fo:font-weight="normal" officeooo:rsid="0063cd97" officeooo:paragraph-rsid="0068972b"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style:font-name="arial" fo:font-size="11pt" fo:font-weight="normal" officeooo:rsid="006acbc5" officeooo:paragraph-rsid="006acbc5"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style:font-name="arial" fo:font-size="11pt" fo:font-weight="normal" officeooo:rsid="006c2dab" officeooo:paragraph-rsid="006c2dab"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style:font-name="arial" fo:font-size="11pt" fo:font-weight="normal" officeooo:rsid="0073d8e6" officeooo:paragraph-rsid="0073d8e6"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arial" fo:font-size="11pt" fo:font-weight="normal" officeooo:rsid="00741e57" officeooo:paragraph-rsid="00741e57"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style:font-name="arial" fo:font-size="11pt" style:font-size-asian="11pt" style:font-size-complex="11pt"/>
    </style:style>
    <style:style style:name="P39" style:family="paragraph" style:parent-style-name="Text_20_body">
      <style:paragraph-properties fo:text-align="justify" style:justify-single-word="false"/>
      <style:text-properties style:font-name="arial" fo:font-size="11pt" fo:font-weight="bold" officeooo:rsid="0048327a" officeooo:paragraph-rsid="0048327a" style:font-size-asian="11pt" style:font-weight-asian="bold" style:font-size-complex="11pt" style:font-weight-complex="bold"/>
    </style:style>
    <style:style style:name="P40" style:family="paragraph" style:parent-style-name="Text_20_body">
      <style:paragraph-properties fo:text-align="justify" style:justify-single-word="false"/>
      <style:text-properties style:font-name="arial" fo:font-size="11pt" fo:font-weight="bold" officeooo:rsid="004dc3b5" officeooo:paragraph-rsid="004dc3b5" style:font-size-asian="11pt" style:font-weight-asian="bold" style:font-size-complex="11pt" style:font-weight-complex="bold"/>
    </style:style>
    <style:style style:name="P41" style:family="paragraph" style:parent-style-name="Text_20_body">
      <style:paragraph-properties fo:text-align="justify" style:justify-single-word="false"/>
      <style:text-properties style:font-name="arial" fo:font-size="11pt" fo:font-weight="bold" officeooo:rsid="004dcfd3" officeooo:paragraph-rsid="004dcfd3" style:font-size-asian="11pt" style:font-weight-asian="bold" style:font-size-complex="11pt" style:font-weight-complex="bold"/>
    </style:style>
    <style:style style:name="P42" style:family="paragraph" style:parent-style-name="Text_20_body">
      <style:paragraph-properties fo:text-align="justify" style:justify-single-word="false"/>
      <style:text-properties style:font-name="arial" fo:font-size="11pt" fo:font-weight="bold" officeooo:rsid="00741e57" officeooo:paragraph-rsid="00741e57" style:font-size-asian="11pt" style:font-weight-asian="bold" style:font-size-complex="11pt" style:font-weight-complex="bold"/>
    </style:style>
    <style:style style:name="P43" style:family="paragraph" style:parent-style-name="Text_20_body">
      <style:paragraph-properties fo:text-align="justify"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officeooo:rsid="0027653f" style:font-size-asian="11pt" style:font-size-complex="11pt"/>
    </style:style>
    <style:style style:name="T3" style:family="text">
      <style:text-properties style:font-name="arial" fo:font-size="11pt" fo:font-weight="bold" officeooo:rsid="0027653f" style:font-size-asian="11pt" style:font-weight-asian="bold" style:font-size-complex="11pt" style:font-weight-complex="bold"/>
    </style:style>
    <style:style style:name="T4" style:family="text">
      <style:text-properties officeooo:rsid="00117a9a"/>
    </style:style>
    <style:style style:name="T5" style:family="text">
      <style:text-properties officeooo:rsid="00124628"/>
    </style:style>
    <style:style style:name="T6" style:family="text">
      <style:text-properties officeooo:rsid="00141838"/>
    </style:style>
    <style:style style:name="T7" style:family="text">
      <style:text-properties officeooo:rsid="00158aa4"/>
    </style:style>
    <style:style style:name="T8" style:family="text">
      <style:text-properties officeooo:rsid="00179308"/>
    </style:style>
    <style:style style:name="T9" style:family="text">
      <style:text-properties officeooo:rsid="0017b852"/>
    </style:style>
    <style:style style:name="T10" style:family="text">
      <style:text-properties officeooo:rsid="00196498"/>
    </style:style>
    <style:style style:name="T11" style:family="text">
      <style:text-properties officeooo:rsid="001af0e1"/>
    </style:style>
    <style:style style:name="T12" style:family="text">
      <style:text-properties officeooo:rsid="001b8f94"/>
    </style:style>
    <style:style style:name="T13" style:family="text">
      <style:text-properties officeooo:rsid="001c02fc"/>
    </style:style>
    <style:style style:name="T14" style:family="text">
      <style:text-properties officeooo:rsid="001e74d6"/>
    </style:style>
    <style:style style:name="T15" style:family="text">
      <style:text-properties officeooo:rsid="001fbd16"/>
    </style:style>
    <style:style style:name="T16" style:family="text">
      <style:text-properties officeooo:rsid="00224d43"/>
    </style:style>
    <style:style style:name="T17" style:family="text">
      <style:text-properties officeooo:rsid="0023ab51"/>
    </style:style>
    <style:style style:name="T18" style:family="text">
      <style:text-properties officeooo:rsid="0025cc12"/>
    </style:style>
    <style:style style:name="T19" style:family="text">
      <style:text-properties officeooo:rsid="0026661e"/>
    </style:style>
    <style:style style:name="T20" style:family="text">
      <style:text-properties officeooo:rsid="00284d0f"/>
    </style:style>
    <style:style style:name="T21" style:family="text">
      <style:text-properties officeooo:rsid="002aae4c"/>
    </style:style>
    <style:style style:name="T22" style:family="text">
      <style:text-properties officeooo:rsid="002b77b2"/>
    </style:style>
    <style:style style:name="T23" style:family="text">
      <style:text-properties officeooo:rsid="002c1131"/>
    </style:style>
    <style:style style:name="T24" style:family="text">
      <style:text-properties officeooo:rsid="002dcada"/>
    </style:style>
    <style:style style:name="T25" style:family="text">
      <style:text-properties officeooo:rsid="002e225a"/>
    </style:style>
    <style:style style:name="T26" style:family="text">
      <style:text-properties officeooo:rsid="0035e268"/>
    </style:style>
    <style:style style:name="T27" style:family="text">
      <style:text-properties officeooo:rsid="00366942"/>
    </style:style>
    <style:style style:name="T28" style:family="text">
      <style:text-properties officeooo:rsid="0038cd66"/>
    </style:style>
    <style:style style:name="T29" style:family="text">
      <style:text-properties officeooo:rsid="003a76ac"/>
    </style:style>
    <style:style style:name="T30" style:family="text">
      <style:text-properties officeooo:rsid="003c6f0b"/>
    </style:style>
    <style:style style:name="T31" style:family="text">
      <style:text-properties officeooo:rsid="003d1459"/>
    </style:style>
    <style:style style:name="T32" style:family="text">
      <style:text-properties officeooo:rsid="003d52b5"/>
    </style:style>
    <style:style style:name="T33" style:family="text">
      <style:text-properties officeooo:rsid="003e23f6"/>
    </style:style>
    <style:style style:name="T34" style:family="text">
      <style:text-properties officeooo:rsid="0040f872"/>
    </style:style>
    <style:style style:name="T35" style:family="text">
      <style:text-properties style:font-name="arial" fo:font-size="11pt" style:font-size-asian="11pt" style:font-size-complex="11pt"/>
    </style:style>
    <style:style style:name="T36" style:family="text">
      <style:text-properties style:font-name="arial" fo:font-size="11pt" officeooo:rsid="0044e29d" style:font-size-asian="11pt" style:font-size-complex="11pt"/>
    </style:style>
    <style:style style:name="T37" style:family="text">
      <style:text-properties officeooo:rsid="00416078"/>
    </style:style>
    <style:style style:name="T38" style:family="text">
      <style:text-properties officeooo:rsid="0042b278"/>
    </style:style>
    <style:style style:name="T39" style:family="text">
      <style:text-properties officeooo:rsid="0042e2fb"/>
    </style:style>
    <style:style style:name="T40" style:family="text">
      <style:text-properties officeooo:rsid="00463f4b"/>
    </style:style>
    <style:style style:name="T41" style:family="text">
      <style:text-properties officeooo:rsid="0048327a"/>
    </style:style>
    <style:style style:name="T42" style:family="text">
      <style:text-properties officeooo:rsid="00489be7"/>
    </style:style>
    <style:style style:name="T43" style:family="text">
      <style:text-properties officeooo:rsid="0048be7a"/>
    </style:style>
    <style:style style:name="T44" style:family="text">
      <style:text-properties officeooo:rsid="0049f8e0"/>
    </style:style>
    <style:style style:name="T45" style:family="text">
      <style:text-properties officeooo:rsid="004b9f15"/>
    </style:style>
    <style:style style:name="T46" style:family="text">
      <style:text-properties officeooo:rsid="004c1e1d"/>
    </style:style>
    <style:style style:name="T47" style:family="text">
      <style:text-properties officeooo:rsid="004d6c5d"/>
    </style:style>
    <style:style style:name="T48" style:family="text">
      <style:text-properties officeooo:rsid="004f3fd2"/>
    </style:style>
    <style:style style:name="T49" style:family="text">
      <style:text-properties officeooo:rsid="0051260c"/>
    </style:style>
    <style:style style:name="T50" style:family="text">
      <style:text-properties officeooo:rsid="00533da3"/>
    </style:style>
    <style:style style:name="T51" style:family="text">
      <style:text-properties officeooo:rsid="0055fbda"/>
    </style:style>
    <style:style style:name="T52" style:family="text">
      <style:text-properties officeooo:rsid="00568911"/>
    </style:style>
    <style:style style:name="T53" style:family="text">
      <style:text-properties officeooo:rsid="0056f05d"/>
    </style:style>
    <style:style style:name="T54" style:family="text">
      <style:text-properties officeooo:rsid="00586477"/>
    </style:style>
    <style:style style:name="T55" style:family="text">
      <style:text-properties officeooo:rsid="00618f82"/>
    </style:style>
    <style:style style:name="T56" style:family="text">
      <style:text-properties officeooo:rsid="00625635"/>
    </style:style>
    <style:style style:name="T57" style:family="text">
      <style:text-properties fo:font-weight="bold" officeooo:rsid="00625635" style:font-weight-asian="bold" style:font-weight-complex="bold"/>
    </style:style>
    <style:style style:name="T58" style:family="text">
      <style:text-properties fo:font-weight="bold" officeooo:rsid="0068972b" style:font-weight-asian="bold" style:font-weight-complex="bold"/>
    </style:style>
    <style:style style:name="T59" style:family="text">
      <style:text-properties officeooo:rsid="0065423b"/>
    </style:style>
    <style:style style:name="T60" style:family="text">
      <style:text-properties officeooo:rsid="0066ff10"/>
    </style:style>
    <style:style style:name="T61" style:family="text">
      <style:text-properties officeooo:rsid="0068972b"/>
    </style:style>
    <style:style style:name="T62" style:family="text">
      <style:text-properties officeooo:rsid="006c2dab"/>
    </style:style>
    <style:style style:name="T63" style:family="text">
      <style:text-properties officeooo:rsid="006cb3c8"/>
    </style:style>
    <style:style style:name="T64" style:family="text">
      <style:text-properties officeooo:rsid="006f6e0b"/>
    </style:style>
    <style:style style:name="T65" style:family="text">
      <style:text-properties officeooo:rsid="007071ac"/>
    </style:style>
    <style:style style:name="T66" style:family="text">
      <style:text-properties officeooo:rsid="00725511"/>
    </style:style>
    <style:style style:name="T67" style:family="text">
      <style:text-properties officeooo:rsid="00736ed9"/>
    </style:style>
    <style:style style:name="T68" style:family="text">
      <style:text-properties officeooo:rsid="00751f6e"/>
    </style:style>
    <style:style style:name="T69" style:family="text">
      <style:text-properties officeooo:rsid="0076dd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itre 3</text:p>
      <text:p text:style-name="P17"><text:span text:style-name="Strong_20_Emphasis"><text:span text:style-name="T2">Découverte du P</text:span></text:span><text:span text:style-name="Strong_20_Emphasis"><text:span text:style-name="T3">ô</text:span></text:span><text:span text:style-name="Strong_20_Emphasis"><text:span text:style-name="T2">le, du projet et de la vision par ordinateur</text:span></text:span></text:p>
      <text:p text:style-name="P4">La première semaine de mon stage a été marquée par une introduction au Pôle au sein d<text:span text:style-name="T4">u CFIA dans le bâtiment du SCRC </text:span>et au projet sur lequel j'allais travailler. <text:span text:style-name="T5">Une fois arrivé j’ai tout de suite était immergé dans l’esprit militaire de haute sécurité qui règne par la découverte de toutes les procédures propre</text:span><text:span text:style-name="T14">s</text:span><text:span text:style-name="T5"> au Pôle : accès via un badge sécurisé physique, création d’un profil dans l’Intranet du Pôle, accès totalement interdit au Wifi, interdiction de certains sites Internet sensibles etc. </text:span></text:p>
      <text:p text:style-name="P4"><text:span text:style-name="T5">Une fois toutes ces consignes transmises par les officiers encadrant l’on m’a installé à mon poste de travail qui était un PC fixe, que le CFIA utilisait comme serveur de calcul pour entraîner leur modèles d’IA, </text:span><text:span text:style-name="T6">équipé notamment de 3 GPU Nvidia GeForce RTX 4050 de dernière génération. Comme le Colonel Réhault était en déplacement toute la semaine je n’ai pas pu discuter plus en profondeur sur le projet avec lui mais le LCL CAMARA m’a chargé de prendre connaissance du logiciel faceComparison qui représentait alors le socle de ce que devait être le nouveau logiciel et surtout d’apprendre la programmation en HTML/CSS/JavaScript. En effet, les deux logiciels (l’ancien et le nouveau) étaient conçus comme des applications Web avec un traitement backend combinant le langage Python et le framework Flask. </text:span><text:span text:style-name="T7">J’ai donc passé une bonne partie de ma première semaine de stage à apprendre les rudiments de ces langages et technologies et à les implémenter dans un petit projet (qui n’avait rien à voir avec le contenu du stage) pour manipuler et me familiariser avec la logique d’une telle application mêlant formulaire, requête et échange de fichier avec une page Web (en l’occurrence des images surtout).</text:span></text:p>
      <text:p text:style-name="P5">La seconde partie de cette phase introductive a été la prise en main du logiciel faceComparison et l’immersion dans la documentation et le code fournis par le SCRC. <text:span text:style-name="T8">La première problématique qui s’est présentée à moi fut celui des dépendances entre les bibliothèques utilisées et la version de Python sur ma machine (à savoir 3.10.12). En effet, Python étant un langage de programmation largement open-source et communautaire (basé sur une communauté de développeurs travaillant ensemble et souvent bénévolement à son développement), </text:span><text:span text:style-name="T9">les mises à jour ne prennent pas en compte les dépendances avec les autres bibliothèques qui elles même ne se préoccupent guère des problèmes de connectiques avec les autres bibliothèques. Sachant qu’il est peu recommandé de changer de version de Python il ne nous reste </text:span><text:span text:style-name="T20">p</text:span><text:span text:style-name="T9">lus que l’option de trouver une combinaison de versions des bibliothèques en jeu compatibles entre elles d’abord, puis avec notre version de Python. Avec l’aide du LCL CAMARA j’ai appris à gérer ce problème et nous avons trouvé un environnement compatible pour lancer faceComparison sous Python 3.10.12 comme voulu. </text:span></text:p>
      <text:p text:style-name="P6">C’est donc en essayant de comprendre les fonctionnalités backend de faceComparison que j’ai découvert les principales bibliothèques de traitement d’images et de vision par ordinateur que sont respectivement OpenCV (Open Computer Vision) et <text:span text:style-name="T10">Pillow, héritière de </text:span>PIL (Python Imag<text:span text:style-name="T10">ing Library), qui servent toutes deux à lire des fichiers images en Python et à les manipuler. En cherchant à comprendre les différences entre ces deux outils qui semblent avoir les mêmes objectifs j’ai du plonger en profondeur dans le domaine du traitement d’images et de la vision par ordinateur pour comprendre les fondements mathématiques de ces domaines.</text:span></text:p>
      <text:p text:style-name="P7">Une image numérique <text:span text:style-name="T15">matricielle (ou image bitmap)</text:span> se représente mathématiquement comme une matrice (un tableau de nombres) ou un ensemble de 3 matrices aussi appelé tenseur. <text:span text:style-name="T11">Prenons le cas d’une image en niveau de gris : chaque case de la matrice représente la valeur qu’est censé prendre le pixel correspondant à cette position, un pixel étant un petit rectangle constituant l’unité de base d’une image numérique et pouvant s’illuminer d’une unique couleur à un instant T. La valeur que peut prendre cette case (et le pixel associé) est un entier compris entre 0 (noir absolu) et 255 (blanc absolu). L’ordinateur en lisant case à case la matrice peut donc afficher l’image sur l’écran comme le montre l’exemple.</text:span></text:p>
      <text:p text:style-name="P8"><text:soft-page-break/>En ce qui concerne les images couleurs nous avons en réalité 3 matrices correspondant chacune à une des 3 couleurs primaires dont les cases prennent encore une fois valeur parmi les entiers de 0 (noir absolu) à 255 (couleur primaire en question à intensité maximale). L’ordinateur pour une case en particulier va lire les valeurs dans les 3 matrices de couleur à cette position et synthétiser <text:s text:c="2"/><text:span text:style-name="T13">par superposition </text:span>une couleur <text:span text:style-name="T12">à afficher sur l’écran.</text:span></text:p>
      <text:p text:style-name="P9">Ainsi toutes opérations sur ces images représentent d’un point de vue formel une opération matricielle ou tensorielle comme un<text:span text:style-name="T14">e extraction de sous-matrice pour un recadrage ou même parfois un produit matriciel pour certaines opérations dites de filtrage.</text:span></text:p>
      <text:p text:style-name="P10">Il existe de plus plusieurs modes de lecture des images numériques les plus courantes étant BGR (Blue Green Red) pour OpenCV et RGB (Red Green Blue) pour PIL qui constitue la principale différence entre ces deux bibliothèques et, comme nous le verrons plus tard, représente également un problème. En effet, toutes les bibliothèques et modèles de traitement d’image s’attendent à recevoir leurs images d’entrée sous un mode de lecture particulier expliquant pourquoi des erreurs <text:span text:style-name="T16">de compilation</text:span> peuvent apparaître dans le programme en fonction de la bibliothèque de lecture de ces mêmes images. <text:span text:style-name="T17">On peut également citer d’autres </text:span><text:span text:style-name="T18">espaces de couleur</text:span><text:span text:style-name="T17"> plus exotiques comme le HSV pour Hue (Teinte), Saturation et Value (valeur de luminosité) que nous n’utiliserons pas.</text:span></text:p>
      <text:p text:style-name="P11">Il existe également une au<text:span text:style-name="T19">tre représentation des images numériques dite vectorielle composée d’objets géométriques individuels (segments de droite, arc de cercle, polygones etc) définis chacun par des différents attributs (forme, position, remplissage etc). Ces images ont l’avantage par rapport aux images matricielles de pouvoir être agrandies sans perte d’information ce qui est très intéressant pour zoomer par exemple. Par contre, il est très difficile de garder des informations importantes comme la couleur ou des traits mineurs qui sont pourtant extrêmement importants pour la reconnaissance faciale expliquant pourquoi je n’ai pas utilisé ce type de conversion pour ce stage. Les images vectorielles sont en revanche très utilisé en cartographie ou pour la réalisation de schémas.</text:span></text:p>
      <text:p text:style-name="P12">Cette première période d’introduction s’est complétée par la visite de l’IRCGN, ce qui m'a donné une vision globale du rôle que joue la gendarmerie dans le traitement scientifique des affaires criminelles, et surtout d’un premier contact avec l’équipe du DFAJ. <text:span text:style-name="T21">Un Gendarme </text:span><text:span text:style-name="T22">du DFAJ </text:span><text:span text:style-name="T21">a d’ailleurs pris le temps de me montrer le TAJ et avait préparé une liste d’images qui justement ne passaient pas, puis m’a montré <text:s/>en direct les transformations qu’il avait faites pour les faire passer, me donnant ainsi des pistes de réflexion sur l’automatisation du procédé (recadrage, ajustement de la luminosité, retirer le fond de l’image etc).</text:span></text:p>
      <text:p text:style-name="P13">Finalement j’ai pu rencontré le COL REHAULT et discuter du sujet et des attendus du stage. Le but est d’automatiser toute la partie de pré-traitement des images faciales pour faire gagner du temps aux équipes d’enquêteurs mais en respectant plusieurs critères. Tout d’abord, comme aime à le répéter le Colonel, il ne faut « rien que l’on <text:span text:style-name="T24">ne </text:span>puisse expliquer » signifiant qu’aucune des opérations faites par le logiciel ne doit représenter une boîte noire pour la Gendarmerie qui doit être capable d’expliquer et de justifier ces mêmes opérations, devant la loi si nécessaire. Ainsi, cela exclu de facto tous les modèles d’IA générative d’image faisant de la Super Resolution ou de l’amélioration de qualité d’image par exemple. Le deuxième principe étant celui de la simplicité d’utilisation avec une véritable approche UX (User eXperience) : les Gendarmes qui seront amenés à utiliser ce logiciel n’ont pas forcément de formation en informatique et ne sont pas non plus forcément très à l’aise sur un ordinateur <text:span text:style-name="T23">mais doivent quand même être capable</text:span><text:span text:style-name="T25">s</text:span><text:span text:style-name="T23"> de manipuler l’outil. Ce stage représente une baisse de complexité par rapport au logiciel faceComparison qui était assez complet mais également assez compliqué à utiliser pour un non-initié ce qui a empêché la mise en utilisation massive de ce dernier au sein des forces de l’ordre.</text:span></text:p>
      <text:p text:style-name="P10"><text:soft-page-break/></text:p>
      <text:p text:style-name="P14">Travail de recherche académique et d’état de l’art</text:p>
      <text:p text:style-name="P16">Mon premier objectif a donc été de <text:span text:style-name="T26">rassembler et de tester un maximum de technique d’amélioration d’image pour pouvoir faire une présélection avant de les tester. Il s’agit donc d’un travail d’état de l’art et de recherche académique sur le sujet. </text:span></text:p>
      <text:p text:style-name="P16"><text:span text:style-name="T26">Mon premier réflexe a donc était de tester les fonctionnalités de retouche natives des deux grandes bibliothèques de manipulations d’image à savoir OpenCV et PIL. J’en profite pour rappeler ici qu’il s’agit des mêmes fonctions qui permettent au logiciel faceComparison de modifier la luminosité, la saturation ou encore le contraste. Après plusieurs tests sur des images libres de droit récoltées sur Internet il apparaît que ces fonctions donnent des résultats satisfaisants </text:span><text:span text:style-name="T27">à condition de bien choisir le ou les paramètres d’entrée. En effet, toutes ces fonctions natives ont un grand défaut : celui d’être paramétrique, c’est-à-dire que l’utilisateur doit rentrer manuellement un coefficient. Dans ma démarche d’automatisation cela représente un obstacle car les opérateurs ne peuvent pas perdre leur temps à trouver la bonne valeur de paramètre par tâtonnement d’autant plus que la plage de ces bonnes valeurs est très marge et dépend énormément de la photo (d’après les tests que j’ai effectués). </text:span><text:span text:style-name="T28">Mais j’ai quand même décidé de garder ces fonctions de côté pour une autre approche que je détaillerai plus tard.</text:span></text:p>
      <text:p text:style-name="P20">Ensuite je me suis dirigé vers des modèles de Deep Learning issue <text:span text:style-name="T29">de papiers de recherche (</text:span><text:span text:style-name="T30">je cherchais des papiers intéressants sur Google Scholar et je</text:span><text:span text:style-name="T29"> récup</text:span><text:span text:style-name="T32">é</text:span><text:span text:style-name="T29">r</text:span><text:span text:style-name="T30">ais</text:span><text:span text:style-name="T29"> le modèle </text:span><text:span text:style-name="T31">correspondant</text:span><text:span text:style-name="T29"> sur le GitHub des chercheurs) pour voir ce qui existait. </text:span></text:p>
      <text:p text:style-name="P21">Tout d’abord je suis tombé sur des modèles qui faisaient de la Super Résolution c’est-à-dire de l’amélioration de détails en utilisant de l’IA générative. J’ai rapidement du abandonner cette voie à cause de la nullité juridique et éthique d’une image modifiée de la sorte. <text:span text:style-name="T32">En effet, le modèle en augmentant la résolution va compléter les pixels manquants </text:span><text:span text:style-name="T33">en proposant la valeur plus probable en fonction du jeu de données sur lequel il a été entraîné. Or cela signifie que le visage que l’on obtiendrait serait donc un mélange entre le visage cible et un « visage moyen », et donc pas notre cible.</text:span></text:p>
      <text:p text:style-name="P22">Finalement, je suis tombé sur des méthodes d’amélioration de contraste <text:span text:style-name="T34">et de luminosité </text:span>automatique<text:span text:style-name="T34">s</text:span> en fouillant un peu les bibliothèques de vision par ordinateur et les forums dédiés. Deux procédés ont particulièrement éveiller mon attention.</text:p>
      <text:p text:style-name="P22"/>
      <text:p text:style-name="P22">L'histogramme d'une image numérique est un graphique qui représente la distribution des niveaux de gris ou des couleurs d'une image. Chaque niveau de gris (ou de couleur, dans le cas d'images en couleur) est comptabilisé, et le nombre de pixels correspondant à chaque niveau est tracé sur l'axe vertical, tandis que les niveaux de gris sont représentés sur l'axe horizontal. Par exemple, pour une image en niveaux de gris, l'histogramme montre combien de pixels de l'image ont une intensité de 0 (noir), de 1, de 2, etc., jusqu'à 255 (blanc) dans une image sur 8 bits.</text:p>
      <text:p text:style-name="P38">Un histogramme permet d'analyser la luminosité et le contraste d'une image. Un histogramme concentré à gauche indique une image sombre, tandis qu'un histogramme concentré à droite indique une image claire. Un histogramme bien réparti suggère un bon contraste, tandis qu'un histogramme très étroit indique un faible contraste, <text:span text:style-name="T37">en général</text:span>.</text:p>
      <text:h text:style-name="P18" text:outline-level="3">Égalisation d'histogramme <text:span text:style-name="T39">simple</text:span></text:h>
      <text:p text:style-name="P38">L'égalisation d'histogramme est une technique de traitement d'image visant à améliorer le contraste d'une image en redistribuant l'intensité des pixels. L'objectif est de produire une image <text:soft-page-break/>dont l'histogramme est aussi plat que possible, c'est-à-dire où les niveaux de gris sont répartis uniformément sur toute la gamme des valeurs possibles. Cela permet de révéler plus de détails dans les zones sombres et claires de l'image. <text:span text:style-name="T38">Comme mentionné plus ce type d’égalisation d’histogramme n’est possible que pour les images en niveau de gris ce qui suppose une conversion en amont pour les images en couleurs.</text:span></text:p>
      <text:p text:style-name="P22"/>
      <text:p text:style-name="P20"/>
      <text:h text:style-name="P19" text:outline-level="4">Égalisation d'histogramme adaptative</text:h>
      <text:p text:style-name="P43"><text:span text:style-name="T1">L'égalisation d'histogramme adaptative (AHE </text:span><text:span text:style-name="T36">pour Adapted Histogram Equalization</text:span><text:span text:style-name="T1">) est une extension de l'égalisation d'histogramme simple </text:span><text:span text:style-name="T36">(cette fois applicable aux image colorées)</text:span><text:span text:style-name="T1"> qui vise à améliorer localement le contraste de l'image, en particulier dans des zones où le contraste est faible. Plutôt que d'appliquer l'égalisation à l'ensemble de l'image, l'AHE divise l'image en petites régions, ou </text:span><text:span text:style-name="Emphasis"><text:span text:style-name="T1">tiles</text:span></text:span><text:span text:style-name="T1">, et applique l'égalisation d'histogramme à chacune d'elles séparément. Cela permet d'ajuster le contraste en fonction des caractéristiques locales de l'image.</text:span></text:p>
      <text:p text:style-name="P38">Cependant, une limitation de l'AHE est qu'elle peut amplifier le bruit dans les régions uniformes de l'image. Pour pallier ce problème, une version améliorée appelée CLAHE (Contrast Limited AHE) est souvent utilisée. Le CLAHE limite l'amplification du contraste en appliquant un seuil à l'histogramme avant de réaliser l'égalisation, réduisant ainsi l'effet du bruit. <text:span text:style-name="T40">Après plusieurs tests j’ai décidé de garder cette dernière au détriment de l’AHE basique.</text:span></text:p>
      <text:p text:style-name="P39">Retinex</text:p>
      <text:p text:style-name="P38">La théorie Retinex est un modèle perceptuel développé pour expliquer comment l'œil humain perçoit les couleurs de manière constante, malgré les variations d'éclairage. Proposée par Edwin Land dans les années 1960, cette théorie s'intéresse à la manière dont nous percevons les couleurs et à la constance des couleurs, c'est-à-dire notre capacité à percevoir une couleur comme étant la même, même sous des conditions d'éclairage différentes.</text:p>
      <text:p text:style-name="P38">Le terme "Retinex" est une combinaison des mots "rétine" et "cortex", soulignant l'idée que la perception des couleurs résulte d'une interaction entre les processus qui se déroulent dans la rétine (l'œil) et ceux du cortex (le cerveau). Contrairement à l'idée que la perception des couleurs est simplement une réponse directe aux longueurs d'onde de la lumière captée par les photorécepteurs de la rétine, la théorie Retinex propose que le cerveau compare les informations de couleurs reçues de différentes parties d'une scène pour déterminer la couleur perçue d'un objet.</text:p>
      <text:p text:style-name="P38">Un aspect fondamental de la théorie Retinex est le phénomène de constance des couleurs. Par exemple, une pomme rouge apparaît rouge aussi bien sous une lumière de jour blanche que sous une lumière artificielle jaunâtre. La théorie Retinex explique ce phénomène en suggérant que le cerveau évalue la couleur d'un objet en tenant compte de l'éclairage ambiant et en comparant la lumière réfléchie par cet objet à celle réfléchie par d'autres objets dans l'environnement.</text:p>
      <text:p text:style-name="P38">Selon la théorie Retinex, le cerveau réalise ce traitement en analysant la scène à travers trois "chemins" ou canaux, correspondant aux trois types de cônes sensibles aux différentes longueurs d'onde (court, moyen, long) dans l'œil humain. Pour chaque canal, le cerveau compare l'intensité de la lumière réfléchie par un point particulier à celle des points environnants, ce qui permet de neutraliser les effets de l'éclairage variable et de maintenir une perception constante de la couleur.</text:p>
      <text:p text:style-name="P38">La théorie Retinex a des applications dans le domaine de la vision <text:span text:style-name="T41">par ordinateur</text:span> et de l'imagerie numérique. Elle est utilisée pour développer des algorithmes de traitement d'image qui corrigent <text:soft-page-break/>les couleurs afin de reproduire une perception humaine plus fidèle des couleurs, indépendamment des variations d'éclairage, <text:span text:style-name="T42">corrigeant ainsi les photos sous-éclairées. Il apparaît également que ce procédé puisse servir à corriger des problèmes de surexposition dans certains cas. </text:span><text:span text:style-name="T43">Pour notre projet nous nous sommes intéressés à deux implémentations différentes de cette théorie. </text:span></text:p>
      <text:p text:style-name="P38">Le Retinex à échelle unique <text:span text:style-name="T44">(SSR pour Single Scale Retinex) </text:span>applique un algorithme de traitement d'image basé sur une seule échelle spatiale. Cela signifie qu'il utilise un filtre (généralement une fonction gaussienne) de taille fixe pour comparer les valeurs de luminosité d'un point spécifique de l'image avec celles des pixels environnants. Ce processus permet d'estimer l'éclairage et de normaliser la couleur d'un pixel en fonction de son environnement immédiat. <text:span text:style-name="T44">Le seul argument d’entrée est la variance de la fonction gaussienne qui nous sert de filtre.</text:span></text:p>
      <text:p text:style-name="P25">Le Retinex à échelles multiples <text:span text:style-name="T45">(MSR pour Multi Scale Retinex)</text:span>, comme son nom l'indique, applique plusieurs SSR sur différentes échelles spatiales, c'est-à-dire avec des filtres de tailles variées. Chaque échelle traite l'image en capturant différents niveaux de détail (des plus fins aux plus grossiers). Les résultats obtenus de ces différentes échelles sont ensuite combinés pour produire l'image finale. <text:span text:style-name="T45">Il faut donc 3 arguments correspondant chacun à la variance d’un filtre spatial.</text:span></text:p>
      <text:p text:style-name="P25"><text:span text:style-name="T46">Le lecteur aura sans doute noter qu’il s’agit là de deux méthodes paramétriques ce qui semble être contradictoire avec notre idée d’automatisation de la tâche</text:span><text:span text:style-name="T45"> </text:span><text:span text:style-name="T54">mais </text:span><text:span text:style-name="T46">ce n’est pas le cas ici. En effet, les chercheurs proposent des valeurs par défaut pour ces paramètres qui étonnamment fonctionnent très bien sur la plupart des images de tests. </text:span><text:span text:style-name="T47">Souvent lorsque le SSR ne donne pas de résultats satisfaisants le MSR réussi, et vice versa. Il existe une littérature abondante sur la manière de calibrer le Retinex (trouver les valeurs optimales des paramètres en fonction d’un jeu de donnée) mais le modèle par défaut fonctionnant bien je n’ai pas creuser cette solution.</text:span></text:p>
      <text:p text:style-name="P41">Mesure de qualité d’image et approche combinatoire</text:p>
      <text:p text:style-name="P26">Une alternative envisagée à l’utilisation de fonction<text:span text:style-name="T49">s</text:span> non-paramétrique<text:span text:style-name="T49">s</text:span> était de générer à partir d’une image d’entrée des dizaines voire des centaines d’images modifiées par les fonctions paramétriques natives <text:span text:style-name="T48">prenant des combinaisons différentes de paramètres (d’où le nom de cette approche) et d’ensuite trouver un moyen de noter la qualité des images pour faire ressortir les 2 ou 3 meilleur</text:span><text:span text:style-name="T50">e</text:span><text:span text:style-name="T48">s seulement.</text:span></text:p>
      <text:p text:style-name="P27">L’évaluation de la qualité d’image faciale (FIQA pour Face Image Quality Assessment en anglais) est un domaine assez récent de la recherche en vision par ordinateur appliquée à la reconnaissance faciale qui consiste à attribuer une note à une image biométrique pour évaluer sa qualité à être utilisée pour de la reconnaissance faciale. <text:span text:style-name="T50">La plupart de ces systèmes de notations sont des modèles de réseau de neurones (donc des boites noires) entraîné sur des jeux de données spécifiques leur donnant leur singularité. Certains sont par exemple entraînés sur des jeux de données ne contenant que des visages comme FaceQnet et d’autres contenant des images de tout type (paysages, objets etc) comme le score BRISQUE. </text:span></text:p>
      <text:p text:style-name="P28">Pour avoir une idée des potentialités de cette approche j’ai retenu ces deux scores particulièrement plébiscités par la communauté scientifique <text:span text:style-name="T51">ainsi que OFIQ (Open Source Face Image Quality) qui est un score développé en source libre par une agence fédérale allemande (BSI) en collaboration avec des partenaires européens. Ce score m’a été proposé </text:span><text:span text:style-name="T52">p</text:span><text:span text:style-name="T51">ar le COL REHAULT lui-même car ce projet est accrédité par l’Union européenne et est voué à être largement utilisé par les forces de l’ordre des différents Etats membres </text:span><text:span text:style-name="T68">dans les années à venir</text:span><text:span text:style-name="T51">. </text:span></text:p>
      <text:p text:style-name="P28"><text:span text:style-name="T51">Malheureusement, comme nous le détaillerons un peu plus tard, l’état de l’art actuel des modèles FIQA fait que cette approche n’est pas très intéressante : les scores n’ont aucune consistance, </text:span><text:soft-page-break/><text:span text:style-name="T51">donnant parfois des notations élevées à des photos médiocres et des notations basses à d’excellente</text:span><text:span text:style-name="T53">s</text:span><text:span text:style-name="T51"> photos.</text:span></text:p>
      <text:p text:style-name="P42">Arbre de traitement</text:p>
      <text:p text:style-name="P37">Une approche préconisée par le LCL CAMARA (et approuvée par le COL REHAULT) était de créer un arbre de traitement qui à chaque nœud calculer une métrique particulière (par exemple la luminosité) et appliquer ou non un traitement en fonction de cette métrique et dont l’intensité de traitement varierait en fonction de cette même valeur. J’ai abandonné cette idée car <text:span text:style-name="T69">encore une fois les métriques proposées par la littérature scientifique ne sont pas fiable comme le montre l’utilisation de la variance du laplacien de l’image pour mesurer la netteté : une valeur haute peut à la fois signifier une image nette qu’une image fortement bruitée. De plus, il ne semble y avoir aucune corrélation entre cette mesure et l’intensité du filtre de débruitage à appliquer dans le cas où il s’agirait d’une image floutée, rendant la perspective d’un tel arbre compliqué.</text:span></text:p>
      <text:p text:style-name="P27"><text:span text:style-name="T50"><text:s text:c="2"/></text:span></text:p>
      <text:p text:style-name="P40">Tests et implémentation</text:p>
      <text:p text:style-name="P29">Une fois cette pré-sélection de traitements effectuées (il y avait d’autres méthodes que je n’ai pas présentées car je ne les ai pas gardées finalement comme la correction gamma), <text:span text:style-name="T55">et sous les conseils du LCL CAMARA, </text:span>j’ai décidé de créer un dataset d’images libres de droit. Ce dataset comportait 50 images très diverses au niveau de la qualité (netteté, bruit, éclairage, luminosité etc), de l’angle (mugshot, caméra de surveillance, prise d’en bas, prise de loin etc) et de certaines spécificités (port d’une casquette, effet fisheye, une partie du visage assombrie ou surexposée, effet de halo, <text:span text:style-name="T56">plusieurs personnes sur la photo, </text:span>etc) me permettant d’avoir un échantillon représentatif de ce que le TAJ semble rejeter (ou du moins ce rapprocher de ces photos là). </text:p>
      <text:p text:style-name="P30">Mon objectif <text:span text:style-name="T55">était de mieux cerner le TAJ, comprendre le type d’images qu’il rejette et vérifier mes convictions quant aux traitements à appliquer pour faire accepter les images. J’ai donc donné cette base d’images aux équipes du DFAJ leur demandant de rentrer une à une chacune de ces images et de me retourner un tableau Excel dans lequel était noté « oui » en vert si l’image passait sans modifications, « non » en jaune si l’image passait après traitement manuel (et le cas échéant de préciser les modifications faites) et « non » en rouge si l’image ne passait pas malgré toutes les manipulations manuelles possibles. </text:span><text:span text:style-name="T56">Les Gendarmes sont mêmes aller plus loin en me fournissant également toutes les images jaunes après modifications me permettant de mieux comprendre l’étendu des transformations. J’ai donc obtenu cette distribution dans le dataset :</text:span></text:p>
      <text:p text:style-name="P30"><text:span text:style-name="T57">insérer camembert</text:span></text:p>
      <text:p text:style-name="P32">En me concentrant sur les images jaunes et les transformations nécessaires pour les faire passer il semblerait que 3 grands procédés se dégagent pour notre logiciel. Premièrement, la plupart de ses images passent après des modifications légères, à savoir recadrage de l’image sur le visage et ajustement de contraste léger. Deuxièmement, une portion non négligeable de ces images passent après des modifications spatiales plus ou moins lourde<text:span text:style-name="T59">s</text:span> notamment la rotation de l’image pour aligner les yeux avec la ligne d’horizon ou enlever le fond pour ne laisser que la personne d’intérêt. Troisièmement, une minorité d’images passent après un traitement lourd sur la luminosité impliquant des corrections maximales sur ce critère. </text:p>
      <text:p text:style-name="P33">J<text:span text:style-name="T59">e pouvais donc concevoir l’architecture du logiciel et les différentes « routes » de traitement. </text:span><text:span text:style-name="T60">La page d’accueil était conçue le plus simplement possible : une zone de dépôt pour l’image avec un formulaire à sa droite contenant 3 cases à cocher ou non (« Détection automatique », « Augmenter la luminosité », « Retirer le fond ») et un bouton soumettre. A noter que la case « Détection automatique » est la seule pré-cochée quand on démarre l’application </text:span><text:span text:style-name="T61">car il s’agit de la combinaison de transformations légères qui marche le plus souvent (recadrage sur le visage + </text:span><text:soft-page-break/><text:span text:style-name="T61">ajustement de contraste adaptatif + alignement des yeux). Voici un arbre qui résume tous les chemins de transformations possibles :</text:span></text:p>
      <text:p text:style-name="P33"><text:span text:style-name="T58">insérer arbre de transformation </text:span><text:span text:style-name="T61"><text:s/></text:span><text:span text:style-name="T60"><text:s text:c="2"/></text:span></text:p>
      <text:p text:style-name="P33"/>
      <text:p text:style-name="P34">C’est donc ainsi que j’ai implémenter une première version du logiciel, que j’ai nommé faceX <text:span text:style-name="T62">pour faceExtractor, avec comme demandé dans le cahier des charges un front en HTML et un back en Python/Flask. Il m’a fallu environ 2 semaines pour avoir une première version fonctionnelle et présentable (avec les quelques él</text:span><text:span text:style-name="T66">é</text:span><text:span text:style-name="T62">ments graphiques)</text:span> <text:span text:style-name="T62">car malgré la simplicité de son architecture mon manque d’expérience en développement web et les problèmes de dépendance entre les bibliothèques basées sur OpenCV </text:span><text:span text:style-name="T67">et </text:span><text:span text:style-name="T62">celles basées sur PIL lors des appelles de certaines routes ont retardé la finalisation du logiciel.</text:span></text:p>
      <text:p text:style-name="P35">C’est à ce moment que le LCL CAMARA et moi-même <text:span text:style-name="T63">avons décidé de présenter cette version au COL REHAULT et à son adjoint le CDT MARTIN. Les retours ont été très positifs, les deux étant des officiers de carrière donc encadrant directement les Gendarmes de terrain ils ont particulièrement apprécié la simplicité d’utilisation et les résultats visuels des traitements que j’appliquais. Il m’ont également demandé de faire quelques ajustements sur le côté UX et d’ensuite charger l’application sur le système interne du Pôle. Entre temps j’ai également pu montrer le logiciel au COL BOISMOREAU, commandant en chef du SCRC, par l’entremise de mon tuteur le COL REHAULT, </text:span><text:span text:style-name="T64">qui semblai</text:span><text:span text:style-name="T65">t</text:span><text:span text:style-name="T64"> lui aussi satisfait</text:span><text:span text:style-name="T63">. </text:span></text:p>
      <text:p text:style-name="P36">Me restant encore deux semaines de stage, le COL REHAULT m’a donc orienté vers une nouvelle mission dans la continuité de ce que j’avais déjà fait : rajouter une fonctionnalité d’extraction de visage à partir de vidéo à faceX.</text:p>
      <text:p text:style-name="P31"/>
      <text:p text:style-name="P31"><text:s/></text:p>
      <text:p text:style-name="P40"/>
      <text:p text:style-name="P40"/>
      <text:p text:style-name="P40"/>
      <text:p text:style-name="P40"/>
      <text:p text:style-name="P40"/>
      <text:p text:style-name="P40"/>
      <text:p text:style-name="P40"/>
      <text:p text:style-name="P25"/>
      <text:p text:style-name="P14"/>
      <text:p text:style-name="P14"/>
      <text:p text:style-name="P14"/>
      <text:p text:style-name="P15"/>
      <text:p text:style-name="P8"/>
      <text:p text:style-name="P8"/>
      <text:p text:style-name="P8"/>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Text_20_body"><text:span text:style-name="Strong_20_Emphasis"><text:span text:style-name="T1">Semaine 2 : Exploration du Logiciel et Recherche en Traitement d'Images</text:span></text:span></text:p>
      <text:p text:style-name="Text_20_body"><text:span text:style-name="T1">La deuxième semaine a été dédiée à l'exploration du logiciel en développement et à la découverte de ses fonctionnalités. J'ai réalisé des tests sur des images libres de droit pour apprendre à manipuler le logiciel et comprendre ses capacités actuelles. En collaboration avec un Lieutenant-Colonel, j'ai rédigé le fichier </text:span><text:span text:style-name="Source_20_Text"><text:span text:style-name="T1">requirements.txt</text:span></text:span><text:span text:style-name="T1"> pour le projet, qui détaille les dépendances logicielles nécessaires. Cette semaine a également marqué le début de mes recherches en traitement d'image, en particulier sur les principales métriques utilisées pour évaluer la qualité des images, telles que la luminosité, le contraste, la netteté, l'exposition, et la saturation. J'ai découvert les principales bibliothèques de traitement d'image et de vision par ordinateur, notamment OpenCV, RetinaFace, et Image (remplaçant PIL), et ai testé leurs fonctionnalités pour ajuster ces paramètres.</text:span></text:p>
      <text:p text:style-name="P2">Mes recherches m'ont aussi conduit à explorer des modèles de Deep Learning pour l'Image Super Resolution, une technique qui pourrait compléter les images de surveillance en améliorant leur qualité. Cependant, j'ai rencontré des problèmes de compatibilité entre le modèle testé et notre code, soulignant la complexité de l'intégration de ces technologies avancées.</text:p>
      <text:p text:style-name="Text_20_body"><text:span text:style-name="Strong_20_Emphasis"><text:span text:style-name="T1">Semaine 3 : Recherche de Métriques pour la Reconnaissance Faciale</text:span></text:span></text:p>
      <text:p text:style-name="Text_20_body"><text:span text:style-name="T1">La troisième semaine a été consacrée à la recherche de méthodes pour évaluer les images en vue de leur utilisation dans des systèmes de reconnaissance faciale. J'ai découvert deux scores potentiellement utiles : le score BRISQUE, non spécifique aux visages, et le score FaceQnet, conçu spécifiquement pour les visages et la reconnaissance faciale. En approfondissant mes connaissances en Deep Learning appliqué au traitement d'image, j'ai appris à manipuler des fichiers </text:span><text:span text:style-name="Source_20_Text"><text:span text:style-name="T1">.h5</text:span></text:span><text:span text:style-name="T1"> et à utiliser des versions spécifiques de TensorFlow et Keras pour implémenter FaceQnet. Toutefois, j'ai rencontré des problèmes d'incompatibilité entre FaceQnet et la version précédente de notre logiciel, ce qui a entravé ma progression.</text:span></text:p>
      <text:p text:style-name="Text_20_body"><text:span text:style-name="Strong_20_Emphasis"><text:span text:style-name="T1">Semaine 4 : Implémentation des Premières Métriques et Automatisation du Traitement d'Images</text:span></text:span></text:p>
      <text:p text:style-name="P2">Durant la quatrième semaine, j'ai créé une base de données de test composée de 50 photos libres de droit et ai implémenté les scores BRISQUE et FaceQnet. Pour faciliter l'analyse des résultats, j'ai conçu un fichier CSV enregistrant toutes les informations pertinentes. J'ai également développé une première version du programme de traitement d'images automatisé, capable de générer 19 images différentes, dont 15 par ajustement gamma. Enfin, j'ai commencé à explorer le débruitage automatique d'image, une technique essentielle pour améliorer la qualité des images de surveillance.</text:p>
      <text:p text:style-name="Text_20_body"><text:span text:style-name="Strong_20_Emphasis"><text:span text:style-name="T1">Semaine 5 : Tests d'Amélioration d'Images et Recherche de Nouveaux Modèles</text:span></text:span></text:p>
      <text:p text:style-name="P2">La cinquième semaine a été marquée par des tests intensifs des fonctions d'amélioration d'image d'OpenCV. Cependant, aucune des méthodes testées ne s'est avérée concluante. J'ai donc orienté mes recherches vers de nouveaux modèles d'IA capables d'améliorer les images. J'ai également testé des modèles spécifiques pour enlever les lunettes ou les reflets sur les lunettes, mais les résultats ont été partiellement décevants.</text:p>
      <text:p text:style-name="Text_20_body"><text:span text:style-name="Strong_20_Emphasis"><text:span text:style-name="T1">Semaine 6 : Implémentation de Nouvelles Techniques de Traitement d'Images</text:span></text:span></text:p>
      <text:p text:style-name="P2"><text:soft-page-break/>Lors de la sixième semaine, j'ai implémenté deux versions de la méthode Retinex (SSR et MSR) pour améliorer la qualité des images. J'ai aussi développé un nouvel indicateur de qualité d'image, le EdgeScore, mais les résultats se sont révélés peu concluants. En collaboration avec mes supérieurs, nous avons évoqué la création d'un arbre de décision pour appliquer les différents traitements d'image de manière automatisée. J'ai également tenté d'implémenter une balance des blancs automatique, mais celle-ci ne fonctionnait pas correctement.</text:p>
      <text:p text:style-name="Text_20_body"><text:span text:style-name="Strong_20_Emphasis"><text:span text:style-name="T1">Semaine 7 : Recherche de Nouveaux Scores de Qualité et Réflexions sur l'Arbre de Décision</text:span></text:span></text:p>
      <text:p text:style-name="P2">La septième semaine a été dédiée à la recherche de nouveaux scores de qualité d'image. J'ai découvert le score SER-FIQ, mais son implémentation a été freinée par des problèmes de dépendances avec la nouvelle version de Python (3.10). Le score CR-FIQA n'a pas pu être testé car le modèle pré-entraîné est hébergé sur Google Drive, un site bloqué sur notre réseau. J'ai également commencé à réfléchir à l'arbre de décision mentionné par le Colonel Réhault et le Lt-Colonel Camara, et j'ai créé plusieurs métriques pour évaluer les caractéristiques importantes des images. Enfin, j'ai analysé les résultats du dataset de test retourné par l'équipe opérationnelle.</text:p>
      <text:p text:style-name="Text_20_body"><text:span text:style-name="Strong_20_Emphasis"><text:span text:style-name="T1">Semaine 8 : Création de Bases d'Images Modifiées et Test de Nouvelles Métriques</text:span></text:span></text:p>
      <text:p text:style-name="P2">La huitième semaine a été consacrée à la création d'une base d'images "Mugshots", contenant des duos d'images "mugshot/photo ordinaire", afin de tester les différents traitements d'image. J'ai également poursuivi mes recherches sur l'automatisation de l'ajustement de la luminosité et revisité la méthode Retinex. Sur recommandation du Colonel Réhault, j'ai pris connaissance de la métrique OFIQ, validée par l'Union européenne, et généré huit bases d'images modifiées que j'ai soumises aux opérationnels pour évaluation. Ces images étaient produites avec diverses méthodes de traitement, telles que le CLAHE, l'histogram equalization simple, et les versions SSR et MSR de Retinex.</text:p>
      <text:p text:style-name="Text_20_body"><text:span text:style-name="Strong_20_Emphasis"><text:span text:style-name="T1">Semaine 9 : Connectivité entre PIL et OpenCV et Pré-sélection des Combinaisons</text:span></text:span></text:p>
      <text:p text:style-name="Text_20_body"><text:span text:style-name="T1">La neuvième semaine a été dédiée à l'amélioration de la connectivité entre les fonctions utilisant PIL et OpenCV, en particulier pour les transformations Retinex. Les résultats ont été peu concluants, en particulier avec les outils </text:span><text:span text:style-name="Source_20_Text"><text:span text:style-name="T1">rembg</text:span></text:span><text:span text:style-name="T1"> et les transformations Retinex. J'ai également revisité la structure du logiciel et procédé à une pré-sélection des combinaisons les plus prometteuses pour le traitement d'image.</text:span></text:p>
      <text:p text:style-name="Text_20_body"><text:span text:style-name="Strong_20_Emphasis"><text:span text:style-name="T1">Semaine 10 : Programmation de la Première Version du Logiciel</text:span></text:span></text:p>
      <text:p text:style-name="P2">Lors de la dixième semaine, j'ai programmé la première version complète du logiciel, faceX.v1. Les transformations d'image retenues incluaient CLAHE, SHE, et les versions SSR et MSR de Retinex. J'ai terminé la programmation du back-end, et la programmation du front-end était presque achevée, à l'exception de la fonctionnalité de cadrage manuel qui devait encore être implémentée.</text:p>
      <text:p text:style-name="Text_20_body"><text:span text:style-name="Strong_20_Emphasis"><text:span text:style-name="T1">Semaine 11 : Finalisation de l'Interface Utilisateur</text:span></text:span></text:p>
      <text:p text:style-name="P2">La onzième semaine a été consacrée à l'interface utilisateur. Le cadrage manuel a été abandonné, remplacé par un cadrage automatique activable via une checkbox. J'ai également créé une nouvelle route pour gérer cette fonctionnalité lorsqu'elle est désactivée. La programmation CSS était presque finalisée, et j'ai également créé une zone de dépôt pour les images.</text:p>
      <text:p text:style-name="Text_20_body"><text:span text:style-name="Strong_20_Emphasis"><text:span text:style-name="T1">Semaine 12 : Présentation de la Première Version du Logiciel</text:span></text:span></text:p>
      <text:p text:style-name="P2">La douzième semaine a été marquée par la finalisation d'une première version fonctionnelle de faceX.v1. J'ai présenté le logiciel au Colonel Réhault et au Commandant Martin, qui ont exprimé leur satisfaction quant aux résultats obtenus. Le logiciel atteignait les objectifs fixés en termes de <text:soft-page-break/>traitement d'image et de simplicité d'utilisation. Cependant, quelques ajustements de l'interface utilisateur ont été suggérés, comme l'affichage de l'image dans la zone de dépôt et la création de boutons pour cliquer sur le visage d'intérêt.</text:p>
      <text:p text:style-name="Text_20_body"><text:span text:style-name="Strong_20_Emphasis"><text:span text:style-name="T1">Semaine 13 : Finalisation du Projet et Présentation</text:span></text:span></text:p>
      <text:p text:style-name="P2">La dernière semaine, bien que raccourcie, a été consacrée à la finalisation des derniers ajustements du logiciel. J'ai repositionné l'image d'origine à gauche de la zone de dépôt et créé des boutons pour naviguer parmi les visages détectés. Une présentation finale a été faite au Colonel Boismoreau, qui s'est également montré satisfait du travail accompli. J'ai également créé une base d'images modifiées par le logiciel à partir d'images provenant des équipes opérationnelles, et envoyé le tout au DFAJ pour une évaluation final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08:33:40.561364113</meta:creation-date>
    <dc:date>2024-08-22T15:20:02.543791279</dc:date>
    <meta:editing-duration>PT3H50M30S</meta:editing-duration>
    <meta:editing-cycles>65</meta:editing-cycles>
    <meta:generator>LibreOffice/7.3.7.2$Linux_X86_64 LibreOffice_project/30$Build-2</meta:generator>
    <meta:document-statistic meta:table-count="0" meta:image-count="0" meta:object-count="0" meta:page-count="11" meta:paragraph-count="79" meta:word-count="5150" meta:character-count="33293" meta:non-whitespace-character-count="28200"/>
  </office:meta>
</office:document-meta>
</file>